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23-12-08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23-09-13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23-06-12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22-06-08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22-03-1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21-12-14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21-09-28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21-05-12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21-03-25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20-12-0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20-09-2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20-06-2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20-03-17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19-12-1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19-09-11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19-06-05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19-03-19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18-12-12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18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18-06-08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18-03-15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17-12-1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17-09-12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17-06-2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17-03-20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13-08-07 0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13-03-07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12-08-01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12-03-06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11-08-08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7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7-08-15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6-08-1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6-06-22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4-08-04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4-05-06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4-02-05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3-11-12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3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3-05-0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3-02-13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2-11-21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2-08-07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2-05-01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2-02-14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1-11-08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1-08-10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1-05-07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1-02-1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0-11-0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0-08-09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0-05-09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2000-02-1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9-11-0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9-08-04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9-05-0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9-02-09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8-11-04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8-08-05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8-05-06 1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8-02-1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7-11-05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7-08-04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7-05-06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7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6-11-05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6-08-06 0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6-05-09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6-02-0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5-11-0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5-08-10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5-05-09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4-11-0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4-08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4-05-04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3-11-0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3-08-25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3-05-05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3-02-03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2-11-0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2-08-05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2-05-1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2-02-1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1-11-12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1-08-22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1-05-2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1-03-2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0-12-28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0-09-20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9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7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7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6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6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6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5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5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4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4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57</text:p>
          </table:table-cell>
          <table:table-cell office:value-type="string" calcext:value-type="string">
            <text:p>198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76" meta:object-count="0"/>
    <meta:user-defined meta:name="AppVersion">3.0</meta:user-defined>
  </office:meta>
</office:document-meta>
</file>